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aleway" svg:font-family="Raleway"/>
    <style:font-face style:name="inherit" svg:font-family="inherit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6483"/>
    </style:style>
    <style:style style:name="P2" style:family="paragraph" style:parent-style-name="Text_20_body">
      <style:text-properties officeooo:paragraph-rsid="00034158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16483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818181" style:font-name="inherit" fo:font-size="10.5pt" fo:letter-spacing="normal" fo:font-style="normal" fo:font-weight="normal" officeooo:paragraph-rsid="00016483"/>
    </style:style>
    <style:style style:name="P6" style:family="paragraph" style:parent-style-name="Text_20_body">
      <style:text-properties officeooo:paragraph-rsid="00070a29"/>
    </style:style>
    <style:style style:name="P7" style:family="paragraph" style:parent-style-name="Text_20_body">
      <style:text-properties officeooo:paragraph-rsid="00016483"/>
    </style:style>
    <style:style style:name="P8" style:family="paragraph" style:parent-style-name="Text_20_body">
      <style:text-properties officeooo:paragraph-rsid="00072e4a"/>
    </style:style>
    <style:style style:name="T1" style:family="text">
      <style:text-properties fo:font-variant="normal" fo:text-transform="none" fo:color="#818181" style:font-name="Raleway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818181" style:font-name="inherit" fo:font-size="10.5pt" fo:letter-spacing="normal" fo:font-style="normal" fo:font-weight="normal" loext:padding="0cm" loext:border="none"/>
    </style:style>
    <style:style style:name="T3" style:family="text">
      <style:text-properties officeooo:rsid="00016483"/>
    </style:style>
    <style:style style:name="T4" style:family="text">
      <style:text-properties officeooo:rsid="00070a29"/>
    </style:style>
    <style:style style:name="T5" style:family="text">
      <style:text-properties officeooo:rsid="00072e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<text:span text:style-name="T2">the variable was included in the analysis unaltered</text:span></text:span></text:p>
      <text:p text:style-name="P5"/>
      <text:p text:style-name="P5">the variable was included in the analysis but altered (e.g., changed from continuous to categorical, categories combined, etc)</text:p>
      <text:p text:style-name="P5"/>
      <text:p text:style-name="P5">the variable was excluded from the analysis (and, if so, why)</text:p>
      <text:p text:style-name="Text_20_body"><text:line-break/></text:p>
      <text:p text:style-name="P3"><text:span text:style-name="Strong_20_Emphasis"><text:span text:style-name="T1"/></text:span></text:p>
      <text:p text:style-name="P3"><text:span text:style-name="Strong_20_Emphasis"><text:span text:style-name="T1">Summary of Data Preprocessing</text:span></text:span></text:p>
      <text:p text:style-name="Text_20_body"/>
      <text:p text:style-name="Text_20_body">color<text:bookmark-start text:name="__DdeLink__4_298082686"/> - <text:span text:style-name="T3">changed to catagorical</text:span><text:bookmark-end text:name="__DdeLink__4_298082686"/></text:p>
      <text:p text:style-name="Text_20_body">director_name – <text:span text:style-name="T3">excluded, too many possible categories</text:span></text:p>
      <text:p text:style-name="Text_20_body">num_critic_for_reviews - <text:span text:style-name="T3">unaltered</text:span></text:p>
      <text:p text:style-name="P1">duration - <text:span text:style-name="T3">unaltered</text:span></text:p>
      <text:p text:style-name="P6">director_facebook_likes – <text:span text:style-name="T3">unaltered</text:span></text:p>
      <text:p text:style-name="P6">actor_3_facebook_likes – <text:span text:style-name="T3">unaltered</text:span></text:p>
      <text:p text:style-name="P1">actor_2_name – <text:span text:style-name="T3">excluded, too many possible categories</text:span></text:p>
      <text:p text:style-name="P6">actor_1_facebook_likes – <text:span text:style-name="T3">unaltered</text:span></text:p>
      <text:p text:style-name="P1">gross - <text:span text:style-name="T3">unaltered</text:span></text:p>
      <text:p text:style-name="P1">genres – <text:span text:style-name="T3">excluded, too many possible categories</text:span></text:p>
      <text:p text:style-name="P1">actor_1_name – <text:span text:style-name="T3">excluded, too many possible categories</text:span></text:p>
      <text:p text:style-name="P1">movie_title – <text:span text:style-name="T3">excluded, no basis for comparison</text:span></text:p>
      <text:p text:style-name="P1">num_voted_users - <text:span text:style-name="T3">unaltered</text:span></text:p>
      <text:p text:style-name="P6">cast_total_facebook_likes – <text:span text:style-name="T3">unaltered</text:span></text:p>
      <text:p text:style-name="P1">actor_3_name – <text:span text:style-name="T3">excluded, too many possible categories</text:span></text:p>
      <text:p text:style-name="P2">facenumber_in_poster - <text:span text:style-name="T3">unaltered</text:span></text:p>
      <text:p text:style-name="P1">plot_keywords – <text:span text:style-name="T3">excluded, too many possible categories</text:span></text:p>
      <text:p text:style-name="P1">movie_imdb_link – <text:span text:style-name="T3">excluded, not applicable</text:span></text:p>
      <text:p text:style-name="P2">num_user_for_reviews – <text:span text:style-name="T4">excluded, not a predictor</text:span></text:p>
      <text:p text:style-name="P2">language - <text:span text:style-name="T3">changed to catagorical</text:span></text:p>
      <text:p text:style-name="P2">country - <text:span text:style-name="T3">changed to catagorical</text:span></text:p>
      <text:p text:style-name="P6"><text:soft-page-break/>content_rating - <text:span text:style-name="T3">changed to catagorical</text:span></text:p>
      <text:p text:style-name="P2">budget - <text:span text:style-name="T3">unaltered</text:span></text:p>
      <text:p text:style-name="P2">title_year - <text:span text:style-name="T3">unaltered</text:span></text:p>
      <text:p text:style-name="P1">actor_2_facebook_likes – <text:span text:style-name="T4">unaltered</text:span></text:p>
      <text:p text:style-name="P8">imdb_score - <text:span text:style-name="T4">excluded, not a predictor</text:span></text:p>
      <text:p text:style-name="P1">aspect_ratio – <text:span text:style-name="T3">excluded, too many possible categories</text:span></text:p>
      <text:p text:style-name="P8">movie_facebook_likes – <text:span text:style-name="T5">unaltered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aleway" svg:font-family="Raleway"/>
    <style:font-face style:name="inherit" svg:font-family="inherit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21:03:21.625698369</meta:creation-date>
    <dc:date>2016-10-31T17:33:41.625195125</dc:date>
    <meta:editing-duration>PT15M53S</meta:editing-duration>
    <meta:editing-cycles>2</meta:editing-cycles>
    <meta:generator>LibreOffice/5.1.5.2$Linux_X86_64 LibreOffice_project/10m0$Build-2</meta:generator>
    <meta:document-statistic meta:table-count="0" meta:image-count="0" meta:object-count="0" meta:page-count="2" meta:paragraph-count="33" meta:word-count="157" meta:character-count="1320" meta:non-whitespace-character-count="1178"/>
  </office:meta>
</office:document-meta>
</file>